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4ed2ce" officeooo:paragraph-rsid="001d700c" style:font-weight-asian="normal" style:font-weight-complex="normal"/>
    </style:style>
    <style:style style:name="T1" style:family="text">
      <style:text-properties officeooo:rsid="001e46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 asDef = {</text:p>
      <text:p text:style-name="P1"><text:s text:c="4"/>"B": {"Description": "shows feelings and emotions"},</text:p>
      <text:p text:style-name="P1"><text:s text:c="4"/>"D": {"Description": "passive, introverted, says little"},</text:p>
      <text:p text:style-name="P1"><text:s text:c="4"/>"F": {"Description": "analytical, task-oriented, problem-solving"},</text:p>
      <text:p text:style-name="P1"><text:s text:c="4"/>"N": {"Description": "unfriendly, negativistic"</text:p>
      <text:p text:style-name="P1"><text:s text:c="4"/>}</text:p>
      <text:p text:style-name="P1">};</text:p>
      <text:p text:style-name="P1">var updated = asDef.D.Description;</text:p>
      <text:p text:style-name="P1">alert(updated);</text:p>
      <text:p text:style-name="P1">// var collectCopy = JASON.parse(JASON.stringify(asDef));</text:p>
      <text:p text:style-name="P1"/>
      <text:p text:style-name="P1">function updateAsDef(id,label,definition){ <text:s text:c="3"/>// adds new property to asDef</text:p>
      <text:p text:style-name="P1"><text:s text:c="4"/>if (definition === ""){</text:p>
      <text:p text:style-name="P1"><text:s text:c="6"/>delete asDef[id][direction];</text:p>
      <text:p text:style-name="P1"><text:s text:c="4"/>} else if (label === "Description"){</text:p>
      <text:p text:style-name="P1"><text:s text:c="6"/>asDef[id][label] = asDef[id][label] || [];</text:p>
      <text:p text:style-name="P1"><text:s text:c="6"/>asDef[id][label](definition);</text:p>
      <text:p text:style-name="P1"><text:s text:c="4"/>}else {</text:p>
      <text:p text:style-name="P1"><text:s text:c="6"/>asDef[id][label] = definition;</text:p>
      <text:p text:style-name="P1"><text:s text:c="4"/>}</text:p>
      <text:p text:style-name="P1"><text:s text:c="2"/></text:p>
      <text:p text:style-name="P1">return asDef;</text:p>
      <text:p text:style-name="P1">}</text:p>
      <text:p text:style-name="P1"/>
      <text:p text:style-name="P1">alert(updateAsDef("P","Description", "positive, friendly, <text:s/>equalitarian"));// resulet: invalid javascrip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14:00:57.393073760</meta:creation-date>
    <dc:date>2022-08-19T12:30:25.901352865</dc:date>
    <meta:editing-duration>PT22H9M1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79" meta:character-count="798" meta:non-whitespace-character-count="675"/>
  </office:meta>
</office:document-meta>
</file>